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1f8a8e"/>
    </style:style>
    <style:style style:name="P3" style:family="paragraph" style:parent-style-name="Standard">
      <style:text-properties officeooo:rsid="000536db" officeooo:paragraph-rsid="00289c0a"/>
    </style:style>
    <style:style style:name="P4" style:family="paragraph" style:parent-style-name="Standard">
      <style:text-properties officeooo:rsid="000536db" officeooo:paragraph-rsid="002cd070"/>
    </style:style>
    <style:style style:name="P5" style:family="paragraph" style:parent-style-name="Standard">
      <style:text-properties officeooo:rsid="000536db" officeooo:paragraph-rsid="003f415d"/>
    </style:style>
    <style:style style:name="P6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7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8" style:family="paragraph" style:parent-style-name="Standard">
      <style:text-properties style:use-window-font-color="true" officeooo:rsid="000536db" officeooo:paragraph-rsid="002487bd"/>
    </style:style>
    <style:style style:name="P9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10" style:family="paragraph" style:parent-style-name="Standard">
      <style:text-properties style:use-window-font-color="true" fo:font-weight="normal" officeooo:rsid="00133c4f" officeooo:paragraph-rsid="004fe06e" style:font-weight-asian="normal" style:font-weight-complex="normal"/>
    </style:style>
    <style:style style:name="P11" style:family="paragraph" style:parent-style-name="Standard">
      <style:text-properties style:use-window-font-color="true" fo:font-weight="normal" officeooo:rsid="00133c4f" officeooo:paragraph-rsid="00523d4c" style:font-weight-asian="normal" style:font-weight-complex="normal"/>
    </style:style>
    <style:style style:name="P12" style:family="paragraph" style:parent-style-name="Standard">
      <style:text-properties style:use-window-font-color="true" fo:font-weight="normal" officeooo:rsid="00133c4f" officeooo:paragraph-rsid="008fd495" style:font-weight-asian="normal" style:font-weight-complex="normal"/>
    </style:style>
    <style:style style:name="P13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14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15" style:family="paragraph" style:parent-style-name="Standard">
      <style:text-properties style:use-window-font-color="true" fo:font-weight="normal" officeooo:rsid="0049f41c" officeooo:paragraph-rsid="00a9027a" style:font-weight-asian="normal" style:font-weight-complex="normal"/>
    </style:style>
    <style:style style:name="P16" style:family="paragraph" style:parent-style-name="Standard" style:list-style-name="L3">
      <style:text-properties style:use-window-font-color="true" fo:font-weight="normal" officeooo:rsid="004cb826" officeooo:paragraph-rsid="00aa8019" style:font-weight-asian="normal" style:font-weight-complex="normal"/>
    </style:style>
    <style:style style:name="P17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18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19" style:family="paragraph" style:parent-style-name="Standard">
      <style:text-properties style:use-window-font-color="true" fo:font-weight="normal" officeooo:rsid="004fe06e" officeooo:paragraph-rsid="00d6c9ca" style:font-weight-asian="normal" style:font-weight-complex="normal"/>
    </style:style>
    <style:style style:name="P20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21" style:family="paragraph" style:parent-style-name="Standard">
      <style:text-properties style:use-window-font-color="true" fo:font-weight="normal" officeooo:rsid="002487bd" officeooo:paragraph-rsid="008ec20e" style:font-weight-asian="normal" style:font-weight-complex="normal"/>
    </style:style>
    <style:style style:name="P22" style:family="paragraph" style:parent-style-name="Standard">
      <style:text-properties style:use-window-font-color="true" officeooo:rsid="000536db" officeooo:paragraph-rsid="000536db"/>
    </style:style>
    <style:style style:name="P23" style:family="paragraph" style:parent-style-name="Standard">
      <style:text-properties style:use-window-font-color="true" officeooo:rsid="000536db" officeooo:paragraph-rsid="0037b975"/>
    </style:style>
    <style:style style:name="P24" style:family="paragraph" style:parent-style-name="Standard">
      <style:text-properties style:use-window-font-color="true" officeooo:rsid="000536db" officeooo:paragraph-rsid="00d05bd0"/>
    </style:style>
    <style:style style:name="P25" style:family="paragraph" style:parent-style-name="Standard">
      <style:text-properties style:use-window-font-color="true" officeooo:rsid="00133c4f" officeooo:paragraph-rsid="0037b975"/>
    </style:style>
    <style:style style:name="P26" style:family="paragraph" style:parent-style-name="Standard">
      <style:text-properties style:use-window-font-color="true" officeooo:rsid="00133c4f" officeooo:paragraph-rsid="0065c672"/>
    </style:style>
    <style:style style:name="P27" style:family="paragraph" style:parent-style-name="Standard">
      <style:text-properties style:use-window-font-color="true" officeooo:rsid="00133c4f" officeooo:paragraph-rsid="009d7dd1"/>
    </style:style>
    <style:style style:name="P28" style:family="paragraph" style:parent-style-name="Standard">
      <style:text-properties style:use-window-font-color="true" fo:font-size="18pt" fo:font-weight="bold" officeooo:rsid="000536db" officeooo:paragraph-rsid="00712819" style:font-size-asian="18pt" style:font-weight-asian="bold" style:font-size-complex="18pt" style:font-weight-complex="bold"/>
    </style:style>
    <style:style style:name="P29" style:family="paragraph" style:parent-style-name="Standard">
      <style:text-properties style:use-window-font-color="true" fo:font-size="18pt" fo:font-weight="bold" officeooo:rsid="000536db" officeooo:paragraph-rsid="007b9fa7" style:font-size-asian="18pt" style:font-weight-asian="bold" style:font-size-complex="18pt" style:font-weight-complex="bold"/>
    </style:style>
    <style:style style:name="P30" style:family="paragraph" style:parent-style-name="Standard">
      <style:text-properties style:use-window-font-color="true" fo:font-size="18pt" fo:font-weight="bold" officeooo:rsid="000536db" officeooo:paragraph-rsid="00ad1cdd" style:font-size-asian="18pt" style:font-weight-asian="bold" style:font-size-complex="18pt" style:font-weight-complex="bold"/>
    </style:style>
    <style:style style:name="P31" style:family="paragraph" style:parent-style-name="Standard">
      <style:text-properties style:use-window-font-color="true" fo:font-size="18pt" fo:font-weight="bold" officeooo:rsid="000536db" officeooo:paragraph-rsid="00b1756e" style:font-size-asian="18pt" style:font-weight-asian="bold" style:font-size-complex="18pt" style:font-weight-complex="bold"/>
    </style:style>
    <style:style style:name="P32" style:family="paragraph" style:parent-style-name="Standard">
      <style:text-properties style:use-window-font-color="true" fo:font-size="18pt" fo:font-weight="bold" officeooo:rsid="000536db" officeooo:paragraph-rsid="00dbff37" style:font-size-asian="18pt" style:font-weight-asian="bold" style:font-size-complex="18pt" style:font-weight-complex="bold"/>
    </style:style>
    <style:style style:name="P33" style:family="paragraph" style:parent-style-name="Standard">
      <style:text-properties style:use-window-font-color="true" fo:font-size="18pt" fo:font-weight="bold" officeooo:rsid="000536db" officeooo:paragraph-rsid="000f11f2" fo:background-color="#f58220" style:font-size-asian="18pt" style:font-weight-asian="bold" style:font-size-complex="18pt" style:font-weight-complex="bold"/>
    </style:style>
    <style:style style:name="P34" style:family="paragraph" style:parent-style-name="Standard">
      <style:text-properties style:use-window-font-color="true" fo:font-size="18pt" fo:font-weight="bold" officeooo:rsid="000536db" officeooo:paragraph-rsid="0037b975" fo:background-color="#f58220" style:font-size-asian="18pt" style:font-weight-asian="bold" style:font-size-complex="18pt" style:font-weight-complex="bold"/>
    </style:style>
    <style:style style:name="P35" style:family="paragraph" style:parent-style-name="Standard"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36" style:family="paragraph" style:parent-style-name="Standard">
      <style:text-properties style:use-window-font-color="true" fo:font-size="18pt" fo:font-weight="bold" officeooo:rsid="000f11f2" officeooo:paragraph-rsid="0037b975" fo:background-color="#f58220" style:font-size-asian="18pt" style:font-weight-asian="bold" style:font-size-complex="18pt" style:font-weight-complex="bold"/>
    </style:style>
    <style:style style:name="P37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38" style:family="paragraph" style:parent-style-name="Standard">
      <style:text-properties style:use-window-font-color="true" officeooo:rsid="000536db" officeooo:paragraph-rsid="0037b975" fo:background-color="#f58220"/>
    </style:style>
    <style:style style:name="P39" style:family="paragraph" style:parent-style-name="Standard">
      <style:text-properties style:use-window-font-color="true" officeooo:rsid="000536db" officeooo:paragraph-rsid="0070114f" fo:background-color="#fff200"/>
    </style:style>
    <style:style style:name="P40" style:family="paragraph" style:parent-style-name="Standard">
      <style:text-properties style:use-window-font-color="true" style:font-name="Liberation Serif" officeooo:rsid="000536db" officeooo:paragraph-rsid="00b59175" fo:background-color="#fff200"/>
    </style:style>
    <style:style style:name="P41" style:family="paragraph" style:parent-style-name="Standard">
      <style:text-properties officeooo:rsid="000536db" officeooo:paragraph-rsid="001dd985"/>
    </style:style>
    <style:style style:name="P42" style:family="paragraph" style:parent-style-name="Standard">
      <style:text-properties officeooo:rsid="000536db" officeooo:paragraph-rsid="0049f41c"/>
    </style:style>
    <style:style style:name="P43" style:family="paragraph" style:parent-style-name="Standard">
      <style:text-properties officeooo:rsid="000536db" officeooo:paragraph-rsid="002151af"/>
    </style:style>
    <style:style style:name="P44" style:family="paragraph" style:parent-style-name="Standard">
      <style:text-properties officeooo:rsid="000536db" officeooo:paragraph-rsid="0059bb50"/>
    </style:style>
    <style:style style:name="P45" style:family="paragraph" style:parent-style-name="Standard">
      <style:text-properties officeooo:rsid="000536db" officeooo:paragraph-rsid="000536db"/>
    </style:style>
    <style:style style:name="P46" style:family="paragraph" style:parent-style-name="Standard">
      <style:text-properties officeooo:rsid="000536db" officeooo:paragraph-rsid="00624301"/>
    </style:style>
    <style:style style:name="P47" style:family="paragraph" style:parent-style-name="Standard">
      <style:text-properties officeooo:rsid="000536db" officeooo:paragraph-rsid="000b9a28"/>
    </style:style>
    <style:style style:name="P48" style:family="paragraph" style:parent-style-name="Standard">
      <style:text-properties officeooo:rsid="000536db" officeooo:paragraph-rsid="006c5860"/>
    </style:style>
    <style:style style:name="P49" style:family="paragraph" style:parent-style-name="Standard">
      <style:text-properties officeooo:rsid="000536db" officeooo:paragraph-rsid="0074690b"/>
    </style:style>
    <style:style style:name="P50" style:family="paragraph" style:parent-style-name="Standard" style:list-style-name="L4">
      <style:text-properties officeooo:rsid="000536db" officeooo:paragraph-rsid="000536db"/>
    </style:style>
    <style:style style:name="P51" style:family="paragraph" style:parent-style-name="Standard">
      <style:text-properties officeooo:rsid="000536db" officeooo:paragraph-rsid="007b9fa7"/>
    </style:style>
    <style:style style:name="P52" style:family="paragraph" style:parent-style-name="Standard">
      <style:text-properties officeooo:rsid="000536db" officeooo:paragraph-rsid="009d7dd1"/>
    </style:style>
    <style:style style:name="P53" style:family="paragraph" style:parent-style-name="Standard">
      <style:text-properties officeooo:rsid="000536db" officeooo:paragraph-rsid="00a0adab"/>
    </style:style>
    <style:style style:name="P54" style:family="paragraph" style:parent-style-name="Standard">
      <style:text-properties officeooo:rsid="000536db" officeooo:paragraph-rsid="00ad1cdd"/>
    </style:style>
    <style:style style:name="P55" style:family="paragraph" style:parent-style-name="Standard">
      <style:text-properties officeooo:rsid="000536db" officeooo:paragraph-rsid="00b1756e"/>
    </style:style>
    <style:style style:name="P56" style:family="paragraph" style:parent-style-name="Standard">
      <style:text-properties officeooo:rsid="000536db" officeooo:paragraph-rsid="00b59175"/>
    </style:style>
    <style:style style:name="P57" style:family="paragraph" style:parent-style-name="Standard">
      <style:text-properties officeooo:rsid="000536db" officeooo:paragraph-rsid="00b968a7"/>
    </style:style>
    <style:style style:name="P58" style:family="paragraph" style:parent-style-name="Standard">
      <style:text-properties officeooo:rsid="000536db" officeooo:paragraph-rsid="00c22c8a"/>
    </style:style>
    <style:style style:name="P59" style:family="paragraph" style:parent-style-name="Standard">
      <style:text-properties officeooo:rsid="000536db" officeooo:paragraph-rsid="00c733bd"/>
    </style:style>
    <style:style style:name="P60" style:family="paragraph" style:parent-style-name="Standard">
      <style:text-properties officeooo:rsid="000536db" officeooo:paragraph-rsid="00ca43d5"/>
    </style:style>
    <style:style style:name="P61" style:family="paragraph" style:parent-style-name="Standard">
      <style:text-properties officeooo:rsid="000536db" officeooo:paragraph-rsid="00d6488e"/>
    </style:style>
    <style:style style:name="P62" style:family="paragraph" style:parent-style-name="Standard">
      <style:text-properties officeooo:rsid="000536db" officeooo:paragraph-rsid="00d6c9ca"/>
    </style:style>
    <style:style style:name="P63" style:family="paragraph" style:parent-style-name="Standard">
      <style:text-properties officeooo:rsid="000536db" officeooo:paragraph-rsid="00d8b48b"/>
    </style:style>
    <style:style style:name="P64" style:family="paragraph" style:parent-style-name="Standard">
      <style:text-properties officeooo:rsid="000536db" officeooo:paragraph-rsid="0027a04b"/>
    </style:style>
    <style:style style:name="P65" style:family="paragraph" style:parent-style-name="Standard">
      <style:text-properties officeooo:rsid="000536db" officeooo:paragraph-rsid="00d997f7"/>
    </style:style>
    <style:style style:name="P66" style:family="paragraph" style:parent-style-name="Standard">
      <style:text-properties officeooo:rsid="000536db" officeooo:paragraph-rsid="00dbff37"/>
    </style:style>
    <style:style style:name="P67" style:family="paragraph" style:parent-style-name="Standard">
      <style:text-properties officeooo:rsid="000536db" officeooo:paragraph-rsid="00e0965b"/>
    </style:style>
    <style:style style:name="P68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69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70" style:family="paragraph" style:parent-style-name="Standard" style:list-style-name="L1">
      <style:text-properties officeooo:paragraph-rsid="0065c672"/>
    </style:style>
    <style:style style:name="P71" style:family="paragraph" style:parent-style-name="Standard" style:list-style-name="L2">
      <style:text-properties officeooo:paragraph-rsid="000b9a28"/>
    </style:style>
    <style:style style:name="P72" style:family="paragraph" style:parent-style-name="Standard" style:list-style-name="L3">
      <style:text-properties officeooo:paragraph-rsid="000536db"/>
    </style:style>
    <style:style style:name="P73" style:family="paragraph" style:parent-style-name="Standard" style:list-style-name="L5">
      <style:text-properties officeooo:paragraph-rsid="000536db"/>
    </style:style>
    <style:style style:name="P74" style:family="paragraph" style:parent-style-name="Standard">
      <style:text-properties fo:font-weight="bold" officeooo:rsid="000536db" officeooo:paragraph-rsid="009d7dd1" style:font-weight-asian="bold" style:font-weight-complex="bold"/>
    </style:style>
    <style:style style:name="P75" style:family="paragraph" style:parent-style-name="Standard">
      <style:text-properties fo:font-weight="bold" officeooo:rsid="000536db" officeooo:paragraph-rsid="00730ae3" fo:background-color="#000000" style:font-weight-asian="bold" style:font-weight-complex="bold"/>
    </style:style>
    <style:style style:name="P76" style:family="paragraph" style:parent-style-name="Standard">
      <style:text-properties fo:font-weight="bold" officeooo:rsid="000536db" officeooo:paragraph-rsid="0076ff5d" fo:background-color="#000000" style:font-weight-asian="bold" style:font-weight-complex="bold"/>
    </style:style>
    <style:style style:name="P77" style:family="paragraph" style:parent-style-name="Standard">
      <style:text-properties fo:font-weight="bold" officeooo:rsid="000536db" officeooo:paragraph-rsid="00b1756e" fo:background-color="#000000" style:font-weight-asian="bold" style:font-weight-complex="bold"/>
    </style:style>
    <style:style style:name="P78" style:family="paragraph" style:parent-style-name="Standard">
      <style:text-properties fo:font-weight="bold" officeooo:rsid="000536db" officeooo:paragraph-rsid="00d6488e" fo:background-color="#000000" style:font-weight-asian="bold" style:font-weight-complex="bold"/>
    </style:style>
    <style:style style:name="P79" style:family="paragraph" style:parent-style-name="Standard">
      <style:text-properties officeooo:rsid="000536db" officeooo:paragraph-rsid="00889fd3" fo:background-color="#000000"/>
    </style:style>
    <style:style style:name="P80" style:family="paragraph" style:parent-style-name="Standard" style:list-style-name="L6">
      <style:text-properties officeooo:paragraph-rsid="0092d0eb"/>
    </style:style>
    <style:style style:name="P81" style:family="paragraph" style:parent-style-name="Standard" style:list-style-name="L7">
      <style:text-properties officeooo:paragraph-rsid="00523d4c"/>
    </style:style>
    <style:style style:name="P82" style:family="paragraph" style:parent-style-name="Standard" style:list-style-name="L7">
      <style:text-properties officeooo:paragraph-rsid="005987e4"/>
    </style:style>
    <style:style style:name="P83" style:family="paragraph" style:parent-style-name="Standard">
      <style:text-properties fo:color="#ffffff" officeooo:rsid="000536db" officeooo:paragraph-rsid="0090ea56" fo:background-color="#00888a"/>
    </style:style>
    <style:style style:name="P84" style:family="paragraph" style:parent-style-name="Standard">
      <style:text-properties fo:color="#ffffff" officeooo:rsid="000536db" officeooo:paragraph-rsid="009d7dd1"/>
    </style:style>
    <style:style style:name="P85" style:family="paragraph" style:parent-style-name="Standard">
      <style:text-properties fo:color="#ffffff" officeooo:rsid="000536db" officeooo:paragraph-rsid="0090ea56"/>
    </style:style>
    <style:style style:name="P86" style:family="paragraph" style:parent-style-name="Standard" style:list-style-name="L8">
      <style:text-properties officeooo:paragraph-rsid="002151af"/>
    </style:style>
    <style:style style:name="P87" style:family="paragraph" style:parent-style-name="Standard" style:list-style-name="L9">
      <style:text-properties officeooo:paragraph-rsid="00d6c9ca"/>
    </style:style>
    <style:style style:name="P88" style:family="paragraph" style:parent-style-name="Standard" style:list-style-name="L10">
      <style:text-properties officeooo:paragraph-rsid="00da0674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background-color="#00a65d" loext:char-shading-value="0"/>
    </style:style>
    <style:style style:name="T4" style:family="text">
      <style:text-properties fo:color="#ffffff" officeooo:rsid="00b1756e" fo:background-color="#00a65d" loext:char-shading-value="0"/>
    </style:style>
    <style:style style:name="T5" style:family="text">
      <style:text-properties fo:color="#ffffff" officeooo:rsid="000b9a28" fo:background-color="#a3238e" loext:char-shading-value="0"/>
    </style:style>
    <style:style style:name="T6" style:family="text">
      <style:text-properties fo:color="#ffffff" officeooo:rsid="006cabde" fo:background-color="#a3238e" loext:char-shading-value="0"/>
    </style:style>
    <style:style style:name="T7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d6c9ca" fo:background-color="#000000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4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ffff" fo:font-size="18pt" fo:font-weight="bold" officeooo:rsid="001dd985" style:font-size-asian="18pt" style:font-weight-asian="bold" style:font-size-complex="18pt" style:font-weight-complex="bold"/>
    </style:style>
    <style:style style:name="T17" style:family="text">
      <style:text-properties officeooo:rsid="000d1873"/>
    </style:style>
    <style:style style:name="T18" style:family="text">
      <style:text-properties officeooo:rsid="000d55b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d55b2" style:font-weight-asian="normal" style:font-weight-complex="normal"/>
    </style:style>
    <style:style style:name="T21" style:family="text">
      <style:text-properties fo:font-weight="normal" officeooo:rsid="00112f12" style:font-weight-asian="normal" style:font-weight-complex="normal"/>
    </style:style>
    <style:style style:name="T22" style:family="text">
      <style:text-properties fo:font-weight="normal" officeooo:rsid="0014f619" style:font-weight-asian="normal" style:font-weight-complex="normal"/>
    </style:style>
    <style:style style:name="T23" style:family="text">
      <style:text-properties fo:font-weight="normal" officeooo:rsid="002487bd" style:font-weight-asian="normal" style:font-weight-complex="normal"/>
    </style:style>
    <style:style style:name="T24" style:family="text">
      <style:text-properties fo:font-weight="normal" officeooo:rsid="003b6264" style:font-weight-asian="normal" style:font-weight-complex="normal"/>
    </style:style>
    <style:style style:name="T25" style:family="text">
      <style:text-properties fo:font-weight="normal" officeooo:rsid="00629681" style:font-weight-asian="normal" style:font-weight-complex="normal"/>
    </style:style>
    <style:style style:name="T26" style:family="text">
      <style:text-properties fo:font-weight="normal" officeooo:rsid="0065c672" style:font-weight-asian="normal" style:font-weight-complex="normal"/>
    </style:style>
    <style:style style:name="T27" style:family="text">
      <style:text-properties fo:font-weight="normal" officeooo:rsid="0067a61e" style:font-weight-asian="normal" style:font-weight-complex="normal"/>
    </style:style>
    <style:style style:name="T28" style:family="text">
      <style:text-properties fo:font-weight="normal" officeooo:rsid="007b9fa7" style:font-weight-asian="normal" style:font-weight-complex="normal"/>
    </style:style>
    <style:style style:name="T29" style:family="text">
      <style:text-properties fo:font-weight="normal" officeooo:rsid="0092d0eb" style:font-weight-asian="normal" style:font-weight-complex="normal"/>
    </style:style>
    <style:style style:name="T30" style:family="text">
      <style:text-properties fo:font-weight="normal" officeooo:rsid="0090ea56" style:font-weight-asian="normal" style:font-weight-complex="normal"/>
    </style:style>
    <style:style style:name="T31" style:family="text">
      <style:text-properties fo:font-weight="normal" officeooo:rsid="009d7dd1" style:font-weight-asian="normal" style:font-weight-complex="normal"/>
    </style:style>
    <style:style style:name="T32" style:family="text">
      <style:text-properties fo:font-weight="normal" officeooo:rsid="009e5db3" style:font-weight-asian="normal" style:font-weight-complex="normal"/>
    </style:style>
    <style:style style:name="T33" style:family="text">
      <style:text-properties fo:font-weight="normal" officeooo:rsid="00d05bd0" style:font-weight-asian="normal" style:font-weight-complex="normal"/>
    </style:style>
    <style:style style:name="T34" style:family="text">
      <style:text-properties officeooo:rsid="0019b0ae"/>
    </style:style>
    <style:style style:name="T35" style:family="text">
      <style:text-properties officeooo:rsid="001c8f0e"/>
    </style:style>
    <style:style style:name="T36" style:family="text">
      <style:text-properties officeooo:rsid="001dd985"/>
    </style:style>
    <style:style style:name="T37" style:family="text">
      <style:text-properties style:use-window-font-color="true"/>
    </style:style>
    <style:style style:name="T38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39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0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1" style:family="text">
      <style:text-properties style:use-window-font-color="true" fo:font-size="18pt" fo:font-weight="bold" officeooo:rsid="000536db" fo:background-color="#a3238e" loext:char-shading-value="0" style:font-size-asian="18pt" style:font-weight-asian="bold" style:font-size-complex="18pt" style:font-weight-complex="bold"/>
    </style:style>
    <style:style style:name="T42" style:family="text">
      <style:text-properties style:use-window-font-color="true" fo:font-size="18pt" fo:font-weight="bold" officeooo:rsid="000536db" fo:background-color="#00a65d" loext:char-shading-value="0" style:font-size-asian="18pt" style:font-weight-asian="bold" style:font-size-complex="18pt" style:font-weight-complex="bold"/>
    </style:style>
    <style:style style:name="T43" style:family="text">
      <style:text-properties style:use-window-font-color="true" fo:font-size="18pt" style:font-size-asian="18pt" style:font-size-complex="18pt"/>
    </style:style>
    <style:style style:name="T44" style:family="text">
      <style:text-properties style:use-window-font-color="true" fo:font-size="18pt" officeooo:rsid="00730ae3" style:font-size-asian="18pt" style:font-size-complex="18pt"/>
    </style:style>
    <style:style style:name="T45" style:family="text">
      <style:text-properties style:use-window-font-color="true" fo:font-size="18pt" officeooo:rsid="006c5860" style:font-size-asian="18pt" style:font-size-complex="18pt"/>
    </style:style>
    <style:style style:name="T46" style:family="text">
      <style:text-properties style:use-window-font-color="true" fo:font-size="18pt" officeooo:rsid="00712819" style:font-size-asian="18pt" style:font-size-complex="18pt"/>
    </style:style>
    <style:style style:name="T47" style:family="text">
      <style:text-properties style:use-window-font-color="true" fo:font-size="18pt" officeooo:rsid="00d6488e" style:font-size-asian="18pt" style:font-size-complex="18pt"/>
    </style:style>
    <style:style style:name="T48" style:family="text">
      <style:text-properties style:use-window-font-color="true" fo:font-size="18pt" fo:background-color="#000000" loext:char-shading-value="0" style:font-size-asian="18pt" style:font-size-complex="18pt"/>
    </style:style>
    <style:style style:name="T49" style:family="text">
      <style:text-properties style:use-window-font-color="true" fo:font-size="18pt" officeooo:rsid="009d7dd1" fo:background-color="#000000" loext:char-shading-value="0" style:font-size-asian="18pt" style:font-size-complex="18pt"/>
    </style:style>
    <style:style style:name="T50" style:family="text">
      <style:text-properties style:use-window-font-color="true" fo:font-weight="normal" officeooo:rsid="0014f619" style:font-weight-asian="normal" style:font-weight-complex="normal"/>
    </style:style>
    <style:style style:name="T51" style:family="text">
      <style:text-properties style:use-window-font-color="true" fo:font-weight="normal" officeooo:rsid="00133c4f" style:font-weight-asian="normal" style:font-weight-complex="normal"/>
    </style:style>
    <style:style style:name="T52" style:family="text">
      <style:text-properties style:use-window-font-color="true" fo:font-weight="normal" officeooo:rsid="0067a61e" style:font-weight-asian="normal" style:font-weight-complex="normal"/>
    </style:style>
    <style:style style:name="T53" style:family="text">
      <style:text-properties style:use-window-font-color="true" fo:font-weight="normal" officeooo:rsid="000536db" style:font-weight-asian="normal" style:font-weight-complex="normal"/>
    </style:style>
    <style:style style:name="T54" style:family="text">
      <style:text-properties style:use-window-font-color="true" fo:font-weight="normal" officeooo:rsid="0092d0eb" style:font-weight-asian="normal" style:font-weight-complex="normal"/>
    </style:style>
    <style:style style:name="T55" style:family="text">
      <style:text-properties style:use-window-font-color="true" fo:font-weight="normal" officeooo:rsid="00523d4c" style:font-weight-asian="normal" style:font-weight-complex="normal"/>
    </style:style>
    <style:style style:name="T56" style:family="text">
      <style:text-properties style:use-window-font-color="true" fo:font-weight="normal" officeooo:rsid="00519e97" style:font-weight-asian="normal" style:font-weight-complex="normal"/>
    </style:style>
    <style:style style:name="T57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58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59" style:family="text">
      <style:text-properties officeooo:rsid="001f8a8e"/>
    </style:style>
    <style:style style:name="T60" style:family="text">
      <style:text-properties fo:font-style="italic" officeooo:rsid="0026669f" style:font-style-asian="italic" style:font-style-complex="italic"/>
    </style:style>
    <style:style style:name="T61" style:family="text">
      <style:text-properties fo:font-style="italic" officeooo:rsid="0027a04b" style:font-style-asian="italic" style:font-style-complex="italic"/>
    </style:style>
    <style:style style:name="T62" style:family="text">
      <style:text-properties fo:font-style="italic" officeooo:rsid="00289c0a" style:font-style-asian="italic" style:font-style-complex="italic"/>
    </style:style>
    <style:style style:name="T63" style:family="text">
      <style:text-properties fo:font-style="italic" officeooo:rsid="002a87d4" style:font-style-asian="italic" style:font-style-complex="italic"/>
    </style:style>
    <style:style style:name="T64" style:family="text">
      <style:text-properties fo:font-style="italic" officeooo:rsid="002da6db" style:font-style-asian="italic" style:font-style-complex="italic"/>
    </style:style>
    <style:style style:name="T65" style:family="text">
      <style:text-properties fo:font-style="italic" officeooo:rsid="00351cf3" style:font-style-asian="italic" style:font-style-complex="italic"/>
    </style:style>
    <style:style style:name="T66" style:family="text">
      <style:text-properties fo:font-style="italic" officeooo:rsid="003f415d" style:font-style-asian="italic" style:font-style-complex="italic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26669f" style:font-style-asian="normal" style:font-style-complex="normal"/>
    </style:style>
    <style:style style:name="T69" style:family="text">
      <style:text-properties fo:font-style="normal" officeooo:rsid="003f415d" style:font-style-asian="normal" style:font-style-complex="normal"/>
    </style:style>
    <style:style style:name="T70" style:family="text">
      <style:text-properties fo:font-style="normal" officeooo:rsid="004225e0" style:font-style-asian="normal" style:font-style-complex="normal"/>
    </style:style>
    <style:style style:name="T71" style:family="text">
      <style:text-properties fo:font-style="normal" officeooo:rsid="005f1aff" style:font-style-asian="normal" style:font-style-complex="normal"/>
    </style:style>
    <style:style style:name="T72" style:family="text">
      <style:text-properties fo:font-style="normal" officeooo:rsid="00b59175" style:font-style-asian="normal" style:font-style-complex="normal"/>
    </style:style>
    <style:style style:name="T73" style:family="text">
      <style:text-properties fo:font-style="normal" officeooo:rsid="00d8b48b" style:font-style-asian="normal" style:font-style-complex="normal"/>
    </style:style>
    <style:style style:name="T74" style:family="text">
      <style:text-properties fo:font-style="normal" officeooo:rsid="00d8c9af" style:font-style-asian="normal" style:font-style-complex="normal"/>
    </style:style>
    <style:style style:name="T75" style:family="text">
      <style:text-properties fo:font-style="normal" officeooo:rsid="00d997f7" style:font-style-asian="normal" style:font-style-complex="normal"/>
    </style:style>
    <style:style style:name="T76" style:family="text">
      <style:text-properties fo:font-style="normal" officeooo:rsid="00da0674" style:font-style-asian="normal" style:font-style-complex="normal"/>
    </style:style>
    <style:style style:name="T77" style:family="text">
      <style:text-properties officeooo:rsid="0028adf9"/>
    </style:style>
    <style:style style:name="T78" style:family="text">
      <style:text-properties officeooo:rsid="002a87d4"/>
    </style:style>
    <style:style style:name="T79" style:family="text">
      <style:text-properties officeooo:rsid="002da6db"/>
    </style:style>
    <style:style style:name="T80" style:family="text">
      <style:text-properties officeooo:rsid="00351cf3"/>
    </style:style>
    <style:style style:name="T81" style:family="text">
      <style:text-properties officeooo:rsid="003f415d"/>
    </style:style>
    <style:style style:name="T82" style:family="text">
      <style:text-properties officeooo:rsid="0042d9cf"/>
    </style:style>
    <style:style style:name="T83" style:family="text">
      <style:text-properties officeooo:rsid="00456193"/>
    </style:style>
    <style:style style:name="T84" style:family="text">
      <style:text-properties officeooo:rsid="004b0dcd"/>
    </style:style>
    <style:style style:name="T85" style:family="text">
      <style:text-properties officeooo:rsid="004fe06e"/>
    </style:style>
    <style:style style:name="T86" style:family="text">
      <style:text-properties officeooo:rsid="0059bb50"/>
    </style:style>
    <style:style style:name="T87" style:family="text">
      <style:text-properties officeooo:rsid="005d4a0c"/>
    </style:style>
    <style:style style:name="T88" style:family="text">
      <style:text-properties officeooo:rsid="005fb051"/>
    </style:style>
    <style:style style:name="T89" style:family="text">
      <style:text-properties officeooo:rsid="0061b00d"/>
    </style:style>
    <style:style style:name="T90" style:family="text">
      <style:text-properties officeooo:rsid="00629681"/>
    </style:style>
    <style:style style:name="T91" style:family="text">
      <style:text-properties style:text-underline-style="none" fo:font-weight="normal" officeooo:rsid="00629681" style:font-weight-asian="normal" style:font-weight-complex="normal"/>
    </style:style>
    <style:style style:name="T92" style:family="text">
      <style:text-properties fo:font-variant="normal" fo:text-transform="none" fo:color="#252525" fo:letter-spacing="normal" fo:font-style="normal" fo:font-weight="normal"/>
    </style:style>
    <style:style style:name="T93" style:family="text">
      <style:text-properties officeooo:rsid="000536db"/>
    </style:style>
    <style:style style:name="T94" style:family="text">
      <style:text-properties fo:font-size="18pt" fo:font-weight="bold" style:font-size-asian="18pt" style:font-weight-asian="bold" style:font-size-complex="18pt" style:font-weight-complex="bold"/>
    </style:style>
    <style:style style:name="T95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96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97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98" style:family="text">
      <style:text-properties fo:font-size="18pt" fo:font-weight="bold" officeooo:rsid="00629681" style:font-size-asian="18pt" style:font-weight-asian="bold" style:font-size-complex="18pt" style:font-weight-complex="bold"/>
    </style:style>
    <style:style style:name="T99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00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01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02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03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04" style:family="text">
      <style:text-properties officeooo:rsid="0069183b"/>
    </style:style>
    <style:style style:name="T105" style:family="text">
      <style:text-properties officeooo:rsid="000b9a28"/>
    </style:style>
    <style:style style:name="T106" style:family="text">
      <style:text-properties officeooo:rsid="006da768"/>
    </style:style>
    <style:style style:name="T107" style:family="text">
      <style:text-properties officeooo:rsid="007b9fa7"/>
    </style:style>
    <style:style style:name="T108" style:family="text">
      <style:text-properties officeooo:rsid="007e9865"/>
    </style:style>
    <style:style style:name="T109" style:family="text">
      <style:text-properties officeooo:rsid="008b4de2"/>
    </style:style>
    <style:style style:name="T110" style:family="text">
      <style:text-properties officeooo:rsid="008ec20e"/>
    </style:style>
    <style:style style:name="T111" style:family="text">
      <style:text-properties officeooo:rsid="0090ea56"/>
    </style:style>
    <style:style style:name="T112" style:family="text">
      <style:text-properties officeooo:rsid="00a0adab"/>
    </style:style>
    <style:style style:name="T113" style:family="text">
      <style:text-properties officeooo:rsid="00a7ea16"/>
    </style:style>
    <style:style style:name="T114" style:family="text">
      <style:text-properties officeooo:rsid="00ab7f6d"/>
    </style:style>
    <style:style style:name="T115" style:family="text">
      <style:text-properties officeooo:rsid="00ad1cdd"/>
    </style:style>
    <style:style style:name="T116" style:family="text">
      <style:text-properties officeooo:rsid="00b968a7"/>
    </style:style>
    <style:style style:name="T117" style:family="text">
      <style:text-properties officeooo:rsid="00c22c8a"/>
    </style:style>
    <style:style style:name="T118" style:family="text">
      <style:text-properties officeooo:rsid="00c733bd"/>
    </style:style>
    <style:style style:name="T119" style:family="text">
      <style:text-properties officeooo:rsid="00ca43d5"/>
    </style:style>
    <style:style style:name="T120" style:family="text">
      <style:text-properties officeooo:rsid="00d478c8"/>
    </style:style>
    <style:style style:name="T121" style:family="text">
      <style:text-properties officeooo:rsid="00d6488e"/>
    </style:style>
    <style:style style:name="T122" style:family="text">
      <style:text-properties officeooo:rsid="00d6c9ca"/>
    </style:style>
    <style:style style:name="T123" style:family="text">
      <style:text-properties officeooo:rsid="00d8b48b"/>
    </style:style>
    <style:style style:name="T124" style:family="text">
      <style:text-properties officeooo:rsid="00dbff37"/>
    </style:style>
    <style:style style:name="T125" style:family="text">
      <style:text-properties officeooo:rsid="00df84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------------------------------ <text:span text:style-name="T108">Programming languages</text:span> -----------------------------</text:p>
      <text:p text:style-name="P39"><text:span text:style-name="T94"><text:s/>J</text:span><text:span text:style-name="T97">ava</text:span><text:span text:style-name="T94">S</text:span><text:span text:style-name="T97">cript</text:span><text:span text:style-name="T94"> </text:span></text:p>
      <text:p text:style-name="P49"><text:span text:style-name="T59">→ </text:span>types</text:p>
      <text:p text:style-name="P49"><text:span text:style-name="T59">→ </text:span>Promises</text:p>
      <text:list xml:id="list4055754039" text:style-name="L4">
        <text:list-item>
          <text:p text:style-name="P50"><text:span text:style-name="T88">what is Promises? How to work with it?</text:span></text:p>
        </text:list-item>
        <text:list-item>
          <text:p text:style-name="P50"><text:span text:style-name="T88">how to create Promise.all() by Promises?</text:span></text:p>
        </text:list-item>
      </text:list>
      <text:list xml:id="list970900954" text:style-name="L3">
        <text:list-item>
          <text:p text:style-name="P72"><text:span text:style-name="T88">how to create Promise.all by callbacks?</text:span></text:p>
        </text:list-item>
        <text:list-item>
          <text:p text:style-name="P16"><text:span text:style-name="T114">w</text:span>hat is “Blue-Bird”? How to work with that?</text:p>
        </text:list-item>
      </text:list>
      <text:p text:style-name="P1">→ Prototypes (prototype)</text:p>
      <text:list xml:id="list495474425" text:style-name="L5">
        <text:list-item>
          <text:p text:style-name="P73"><text:span text:style-name="T89">how to add the function to some string by prototype (“hello”.run() → Hello is running)?</text:span></text:p>
        </text:list-item>
      </text:list>
      <text:p text:style-name="P5">→ <text:span text:style-name="T34">class / Extends / Implement / super()</text:span></text:p>
      <text:p text:style-name="P1">→ <text:span text:style-name="T2">context / this</text:span></text:p>
      <text:p text:style-name="P1">→ <text:span text:style-name="T35">WebWorkers</text:span></text:p>
      <text:p text:style-name="P1">→ <text:span text:style-name="T36">server side Event</text:span></text:p>
      <text:p text:style-name="P64">→ <text:span text:style-name="T60">function</text:span><text:span text:style-name="T68"> </text:span><text:span text:style-name="T74">||</text:span><text:span text:style-name="T68"> </text:span><text:span text:style-name="T60">arrow function</text:span></text:p>
      <text:p text:style-name="P63">→ <text:span text:style-name="T61">var</text:span><text:span text:style-name="T68"> </text:span><text:span text:style-name="T73">||</text:span><text:span text:style-name="T68"> </text:span><text:span text:style-name="T61">let</text:span><text:span text:style-name="T68"> </text:span><text:span text:style-name="T73">||</text:span><text:span text:style-name="T68"> </text:span><text:span text:style-name="T61">const</text:span></text:p>
      <text:p text:style-name="P63">→ <text:span text:style-name="T62">apply</text:span><text:span text:style-name="T68"> </text:span><text:span text:style-name="T73">||</text:span><text:span text:style-name="T68"> </text:span><text:span text:style-name="T62">bind</text:span><text:span text:style-name="T68"> </text:span><text:span text:style-name="T73">||</text:span><text:span text:style-name="T68"> </text:span><text:span text:style-name="T62">call</text:span></text:p>
      <text:p text:style-name="P63">→ <text:span text:style-name="T123">could we bind some context to the arrow function? How and why?</text:span></text:p>
      <text:p text:style-name="P63">→ <text:span text:style-name="T77">currying</text:span></text:p>
      <text:p text:style-name="P63">→ <text:span text:style-name="T78">generators</text:span></text:p>
      <text:p text:style-name="P3">→ <text:span text:style-name="T78">object</text:span></text:p>
      <text:p text:style-name="P4">→ <text:span text:style-name="T63">Map</text:span><text:span text:style-name="T78"> vs </text:span><text:span text:style-name="T63">Set</text:span><text:span text:style-name="T78"> vs </text:span><text:span text:style-name="T63">WeakMap</text:span><text:span text:style-name="T78"> vs </text:span><text:span text:style-name="T63">WeakSet</text:span></text:p>
      <text:p text:style-name="P3">→ <text:span text:style-name="T79">WebSockets (“</text:span><text:span text:style-name="T64">Where did you use that</text:span><text:span text:style-name="T79">?”, “</text:span><text:span text:style-name="T64">How does it work</text:span><text:span text:style-name="T79">?”)</text:span></text:p>
      <text:p text:style-name="P1">→ <text:span text:style-name="T65">sync</text:span><text:span text:style-name="T80"> vs </text:span><text:span text:style-name="T65">async</text:span><text:span text:style-name="T80"> functions</text:span></text:p>
      <text:p text:style-name="P1">→ <text:span text:style-name="T81">Error (“</text:span><text:span text:style-name="T66">How does it work?</text:span><text:span text:style-name="T69">”)</text:span></text:p>
      <text:p text:style-name="P1"><text:span text:style-name="T70">→ </text:span><text:span text:style-name="T71">What is High Order Functions?</text:span></text:p>
      <text:p text:style-name="P56"><text:span text:style-name="T69">→ </text:span><text:span text:style-name="T70">Event </text:span><text:span text:style-name="T72">Loop</text:span></text:p>
      <text:list xml:id="list4149236348" text:style-name="L10">
        <text:list-item>
          <text:p text:style-name="P88"><text:span text:style-name="T69">what</text:span><text:span text:style-name="T76"> is EventLoop moves to the Stack (result/function)?</text:span></text:p>
        </text:list-item>
      </text:list>
      <text:p text:style-name="P65"><text:span text:style-name="T69">→ </text:span><text:span text:style-name="T75">OOP in JavaScript</text:span></text:p>
      <text:p text:style-name="P40"><text:span text:style-name="T94"><text:s/></text:span><text:span text:style-name="T98">T</text:span><text:span text:style-name="T97">ype</text:span><text:span text:style-name="T98">S</text:span><text:span text:style-name="T97">cript</text:span><text:span text:style-name="T94"> </text:span></text:p>
      <text:p text:style-name="P68">→ <text:span text:style-name="T92">Advantages and disadvantages</text:span>?</text:p>
      <text:p text:style-name="P69">→ <text:span text:style-name="T90">what is ‘generics’?</text:span></text:p>
      <text:p text:style-name="P46">→ <text:span text:style-name="T90">how to use ‘</text:span><text:span text:style-name="T91">Implements’</text:span><text:span text:style-name="T25">?</text:span></text:p>
      <text:p text:style-name="P76"><text:span text:style-name="T43">---------------------------------------- </text:span><text:span text:style-name="T46">Back End</text:span><text:span text:style-name="T43"> --------------------------------------</text:span></text:p>
      <text:p text:style-name="P28"><text:span text:style-name="T3"><text:s/>Node.js </text:span></text:p>
      <text:p text:style-name="P1">→ «How Node.<text:span text:style-name="T17">js</text:span> works» (V8, LibUv)</text:p>
      <text:p text:style-name="P1">→ LibUv responsibilities</text:p>
      <text:p text:style-name="P1">→ Streams (why Stream)</text:p>
      <text:p text:style-name="P1">→ <text:span text:style-name="T1">Runtime Events</text:span></text:p>
      <text:p text:style-name="P1">→ <text:span text:style-name="T1">Event Emitter</text:span></text:p>
      <text:p text:style-name="P1">→ <text:span text:style-name="T1">Error Handler (what must happened if it will not work)</text:span></text:p>
      <text:p text:style-name="P1">→ <text:span text:style-name="T1">worker thread / child-process</text:span></text:p>
      <text:p text:style-name="P22"><text:tab/>* we must move specific function to the child-process and kill it when everything will be done</text:p>
      <text:p text:style-name="P1">→ <text:span text:style-name="T2">REST</text:span></text:p>
      <text:p text:style-name="P2">→ <text:span text:style-name="T59">modules</text:span></text:p>
      <text:list xml:id="list4025544855" text:style-name="L8">
        <text:list-item>
          <text:p text:style-name="P86"><text:span text:style-name="T59">How does it created?</text:span></text:p>
        </text:list-item>
        <text:list-item>
          <text:p text:style-name="P86"><text:span text:style-name="T59">How we can get access to the variables __dirname, __filename?</text:span></text:p>
        </text:list-item>
      </text:list>
      <text:p text:style-name="P44">→ <text:span text:style-name="T86">What are the patterns used for Node.js?</text:span></text:p>
      <text:p text:style-name="P44"><text:tab/>* <text:span text:style-name="T86">Observable</text:span></text:p>
      <text:p text:style-name="P43">→ <text:span text:style-name="T87">New features in Node.js?</text:span></text:p>
      <text:p text:style-name="P57">→ <text:span text:style-name="T120">What server will do after endpoint finished (finish/waiting)?</text:span></text:p>
      <text:p text:style-name="P57"><text:tab/>* <text:span text:style-name="T116">stop</text:span></text:p>
      <text:p text:style-name="P66">→ <text:span text:style-name="T124">How to block I/O in Node.js?</text:span></text:p>
      <text:p text:style-name="P67">→ <text:span text:style-name="T125">Event Demultiplexer?</text:span></text:p>
      <text:p text:style-name="P32"><text:span text:style-name="T3"><text:s/></text:span><text:span text:style-name="T4">Golang</text:span><text:span text:style-name="T3"> </text:span></text:p>
      <text:p text:style-name="P55">→ </text:p>
      <text:p text:style-name="P31"><text:span text:style-name="T3"><text:s/></text:span><text:span text:style-name="T4">Python</text:span><text:span text:style-name="T3"> </text:span></text:p>
      <text:p text:style-name="P55"><text:soft-page-break/>→ </text:p>
      <text:p text:style-name="P77"><text:span text:style-name="T43">--------------------------------------- </text:span><text:span text:style-name="T45">Data Bases </text:span><text:span text:style-name="T43">-------------------------------------</text:span></text:p>
      <text:p text:style-name="P59">→ <text:span text:style-name="T107">what’s database better to choose? Why?</text:span></text:p>
      <text:p text:style-name="P59">→ <text:span text:style-name="T118">difference between Sql and NoSql databases?</text:span></text:p>
      <text:p text:style-name="P29"><text:span text:style-name="T5"><text:s/>SQL </text:span></text:p>
      <text:p text:style-name="P47">→ <text:span text:style-name="T18">transactions:</text:span></text:p>
      <text:list xml:id="list3681934313" text:style-name="L2">
        <text:list-item>
          <text:p text:style-name="P71"><text:span text:style-name="T104">different levels of accessibility in transactions? (read/write etc.)</text:span></text:p>
        </text:list-item>
        <text:list-item>
          <text:p text:style-name="P71"><text:span text:style-name="T104">methods for working with transactions?</text:span></text:p>
        </text:list-item>
      </text:list>
      <text:p text:style-name="P58">→ <text:span text:style-name="T18">operator ‘have’ ?</text:span></text:p>
      <text:p text:style-name="P58">→ <text:span text:style-name="T117">what is the command do we need to use for investigating of sql-query?</text:span></text:p>
      <text:p text:style-name="P58">→ <text:span text:style-name="T18">types of ‘</text:span><text:span text:style-name="T20">constrains’(primary key, unique key, …?)</text:span></text:p>
      <text:p text:style-name="P51"><text:span text:style-name="T20">→ </text:span><text:span text:style-name="T24">what is ‘partitioning’?</text:span></text:p>
      <text:p text:style-name="P51"><text:span text:style-name="T20">→ </text:span><text:span text:style-name="T24">what is ‘</text:span><text:span text:style-name="T28">sharding</text:span><text:span text:style-name="T24">’?</text:span></text:p>
      <text:p text:style-name="P48"><text:span text:style-name="T12"><text:s/></text:span><text:span text:style-name="T13">No SQL</text:span><text:span text:style-name="T12"> </text:span></text:p>
      <text:p text:style-name="P60">→ <text:span text:style-name="T109">is transactions exist in NoSQL database?</text:span></text:p>
      <text:p text:style-name="P60">→ <text:span text:style-name="T119">how to create JOIN in Mongo?</text:span></text:p>
      <text:p text:style-name="P60">→ <text:span text:style-name="T119">what is the difference in usage of clean mongodb API and Mongoose?</text:span></text:p>
      <text:p text:style-name="P60"><text:span text:style-name="T12"><text:s/></text:span><text:span text:style-name="T14">GraphDB</text:span><text:span text:style-name="T12"> </text:span></text:p>
      <text:p text:style-name="P54">→ <text:span text:style-name="T115">what is it?</text:span></text:p>
      <text:p text:style-name="P54">→ <text:span text:style-name="T115">how to work with Graph database?</text:span></text:p>
      <text:p text:style-name="P54">→ <text:span text:style-name="T115">what is the cons and pros of using such database?</text:span></text:p>
      <text:p text:style-name="P30"><text:span text:style-name="T5"><text:s/></text:span><text:span text:style-name="T6">Redis</text:span><text:span text:style-name="T5"> </text:span></text:p>
      <text:p text:style-name="P48">→ <text:span text:style-name="T106">how to work with Redis?</text:span></text:p>
      <text:p text:style-name="P75"><text:span text:style-name="T43">--------------------------------------- </text:span><text:span text:style-name="T44">Front End</text:span><text:span text:style-name="T45"> </text:span><text:span text:style-name="T43">--------------------------------------</text:span></text:p>
      <text:p text:style-name="P35"><text:s/>Front-end </text:p>
      <text:p text:style-name="P7">→ <text:span text:style-name="T83">difference between Observable and Promise</text:span></text:p>
      <text:p text:style-name="P33"><text:span text:style-name="T105"><text:s/>React.js </text:span></text:p>
      <text:p text:style-name="P25"><text:span text:style-name="T19">→ </text:span><text:span text:style-name="T22">life cycle</text:span></text:p>
      <text:p text:style-name="P26"><text:span text:style-name="T22">→ </text:span><text:span text:style-name="T26">life cycle method for catching and handling errors?</text:span></text:p>
      <text:p text:style-name="P26"><text:span text:style-name="T26">→ </text:span><text:span text:style-name="T27">difference between client-side rendering and back-side rendering?</text:span></text:p>
      <text:list xml:id="list1984677044" text:style-name="L1">
        <text:list-item>
          <text:p text:style-name="P70"><text:span text:style-name="T52">how back-side rendering works?</text:span></text:p>
        </text:list-item>
      </text:list>
      <text:p text:style-name="P26"><text:span text:style-name="T26">→ </text:span><text:span text:style-name="T29">react hooks:</text:span></text:p>
      <text:list xml:id="list1989168111" text:style-name="L6">
        <text:list-item>
          <text:p text:style-name="P80"><text:span text:style-name="T54">how to use it?</text:span></text:p>
        </text:list-item>
      </text:list>
      <text:p text:style-name="P26"><text:span text:style-name="T26">→ </text:span></text:p>
      <text:p text:style-name="P26"><text:span text:style-name="T26">→ </text:span></text:p>
      <text:p text:style-name="P26"><text:span text:style-name="T26">→ </text:span></text:p>
      <text:p text:style-name="P38"><text:span text:style-name="T95"><text:s/>Redux</text:span><text:span text:style-name="T96"> </text:span></text:p>
      <text:p text:style-name="P23"><text:span text:style-name="T20">→ </text:span><text:span text:style-name="T21">Is Redux sync or async?</text:span></text:p>
      <text:p text:style-name="P36"><text:s/>GraphQL</text:p>
      <text:p text:style-name="P24"><text:span text:style-name="T20">→ </text:span><text:span text:style-name="T33">cons and pros</text:span><text:span text:style-name="T21">?</text:span></text:p>
      <text:p text:style-name="P34"><text:span text:style-name="T105"><text:s/>Webpack <text:s/>+ <text:s/>Babel </text:span></text:p>
      <text:p text:style-name="P8"><text:span text:style-name="T20">→ </text:span><text:span text:style-name="T23">What do they do?</text:span></text:p>
      <text:p text:style-name="P20">→ How do they work?</text:p>
      <text:p text:style-name="P21">→ How <text:span text:style-name="T110">to configure the webpack</text:span>?</text:p>
      <text:p text:style-name="P78"><text:span text:style-name="T43">---------------------------------------- </text:span><text:span text:style-name="T47">Unit Tests</text:span><text:span text:style-name="T45"> </text:span><text:span text:style-name="T43">-------------------------------------</text:span></text:p>
      <text:p text:style-name="P61">→ <text:span text:style-name="T121">what frameworks do you use?</text:span></text:p>
      <text:p text:style-name="P61">→ </text:p>
      <text:p text:style-name="P61">→ </text:p>
      <text:p text:style-name="P61">→ </text:p>
      <text:p text:style-name="P61"><text:span text:style-name="T39">---------------------------------------- </text:span><text:span text:style-name="T40">DevOps</text:span><text:span text:style-name="T39"> ----------------------------------------</text:span></text:p>
      <text:p text:style-name="P83"><text:span text:style-name="T95"><text:s/></text:span><text:span text:style-name="T99">Git</text:span><text:span text:style-name="T96"> </text:span></text:p>
      <text:p text:style-name="P13">→ <text:span text:style-name="T111">what is better to use ‘merge’ or ‘rebase’?</text:span></text:p>
      <text:p text:style-name="P12">→ </text:p>
      <text:p text:style-name="P83"><text:span text:style-name="T95"><text:s/></text:span><text:span text:style-name="T99">AWS</text:span><text:span text:style-name="T96"> </text:span></text:p>
      <text:p text:style-name="P13"><text:soft-page-break/>→ </text:p>
      <text:p text:style-name="P85"><text:span text:style-name="T100"><text:s/></text:span><text:span text:style-name="T103">CI/CD</text:span><text:span text:style-name="T102"> </text:span></text:p>
      <text:p text:style-name="P13">→ </text:p>
      <text:p text:style-name="P84"><text:span text:style-name="T100"><text:s/></text:span><text:span text:style-name="T101">Docker</text:span><text:span text:style-name="T102"> </text:span></text:p>
      <text:p text:style-name="P14">→ </text:p>
      <text:p text:style-name="P74"><text:span text:style-name="T48">---------------------------------------- </text:span><text:span text:style-name="T49">Security</text:span><text:span text:style-name="T48"> ----------------------------------------</text:span></text:p>
      <text:p text:style-name="P27"><text:span text:style-name="T19">→ </text:span><text:span text:style-name="T31">how to project your application</text:span><text:span text:style-name="T30">?</text:span></text:p>
      <text:p text:style-name="P27"><text:span text:style-name="T19">→ </text:span><text:span text:style-name="T32">OWASP Top 10</text:span><text:span text:style-name="T30">?</text:span></text:p>
      <text:p text:style-name="P27"><text:span text:style-name="T19">→ </text:span></text:p>
      <text:p text:style-name="P52"><text:span text:style-name="T39">------------------------------------- Architecture -------------------------------------</text:span></text:p>
      <text:p text:style-name="P10">→ <text:span text:style-name="T85">Design Patterns</text:span></text:p>
      <text:p text:style-name="P11">→ microservices?</text:p>
      <text:list xml:id="list3924792806" text:style-name="L7">
        <text:list-item>
          <text:p text:style-name="P81"><text:span text:style-name="T51">pros </text:span><text:span text:style-name="T55">&amp;</text:span><text:span text:style-name="T51"> cons </text:span><text:span text:style-name="T55">of microservices?</text:span></text:p>
        </text:list-item>
        <text:list-item>
          <text:p text:style-name="P81"><text:span text:style-name="T56">how microservices work?</text:span></text:p>
        </text:list-item>
        <text:list-item>
          <text:p text:style-name="P82"><text:span text:style-name="T55">how to create microservices by with </text:span><text:span text:style-name="T57">gRPC / protobuf</text:span><text:span text:style-name="T58">?</text:span></text:p>
        </text:list-item>
      </text:list>
      <text:p text:style-name="P6">→ SOLID (S-? O-? L-? I-? D-?)</text:p>
      <text:p text:style-name="P6">→ <text:span text:style-name="T82">GRASP</text:span></text:p>
      <text:p text:style-name="P6">→ <text:span text:style-name="T82">Composite Reuse</text:span></text:p>
      <text:p text:style-name="P6">→ <text:span text:style-name="T82">DI (dependency injection)</text:span></text:p>
      <text:p text:style-name="P6">→ <text:span text:style-name="T82">IOC Container</text:span></text:p>
      <text:p text:style-name="P53">→ <text:span text:style-name="T112">best practices of “Architecture Design”?</text:span></text:p>
      <text:p text:style-name="P79"><text:span text:style-name="T38">-------------------------------</text:span><text:span text:style-name="T15"> </text:span><text:span text:style-name="T16">Programming Theory</text:span><text:span text:style-name="T15"> </text:span><text:span text:style-name="T38">-------------------------------</text:span></text:p>
      <text:p text:style-name="P41">→ <text:span text:style-name="T113">mutability/immutability</text:span></text:p>
      <text:p text:style-name="P53">→ <text:span text:style-name="T112">best practices of “Clean Code”? (dad Martin)</text:span></text:p>
      <text:p text:style-name="P53">→ <text:span text:style-name="T112">algorithm complexity (big ‘O’)?</text:span></text:p>
      <text:list xml:id="list717098917" text:style-name="L9">
        <text:list-item>
          <text:p text:style-name="P87"><text:span text:style-name="T122">how to calculate that? (give an examples)</text:span></text:p>
        </text:list-item>
      </text:list>
      <text:p text:style-name="P61">→ </text:p>
      <text:p text:style-name="P61"><text:span text:style-name="T7"><text:s/></text:span><text:span text:style-name="T10">Process</text:span><text:span text:style-name="T7"> </text:span></text:p>
      <text:p text:style-name="P18"><text:span text:style-name="T93">→ What methodology did you use (SCRUM/CANBAN/SCRUNBAN)</text:span>? <text:span text:style-name="T122">What each of them means?</text:span></text:p>
      <text:p text:style-name="P19"><text:span text:style-name="T93">→ Why do you need Scrum-master?</text:span></text:p>
      <text:p text:style-name="P19"><text:span text:style-name="T93">→ Who is owner of the product (in Ukraine)? :)</text:span></text:p>
      <text:p text:style-name="P19"><text:span text:style-name="T93">→ </text:span></text:p>
      <text:p text:style-name="P62"><text:span text:style-name="T7"><text:s/></text:span><text:span text:style-name="T11">TeamLead</text:span><text:span text:style-name="T7"> </text:span></text:p>
      <text:p text:style-name="P19"><text:span text:style-name="T93">→ </text:span></text:p>
      <text:p text:style-name="P62"><text:span text:style-name="T7"><text:s/></text:span><text:span text:style-name="T11">TechLead</text:span><text:span text:style-name="T7"> </text:span></text:p>
      <text:p text:style-name="P19"><text:span text:style-name="T93">→ Who is tech-lead? What does he do?</text:span></text:p>
      <text:p text:style-name="P62"><text:span text:style-name="T7"><text:s/></text:span><text:span text:style-name="T9">PORTFOLIO</text:span><text:span text:style-name="T7"> </text:span></text:p>
      <text:p text:style-name="P17"><text:span text:style-name="T93">→ </text:span>Your best challenge? Why do you proud of it?</text:p>
      <text:p text:style-name="P17"><text:span text:style-name="T93">→ </text:span>Show project that you want to show the most?</text:p>
      <text:p text:style-name="P42"><text:span text:style-name="T7"><text:s/></text:span><text:span text:style-name="T8">EXTRA</text:span><text:span text:style-name="T7"> </text:span></text:p>
      <text:p text:style-name="P15"><text:span text:style-name="T93">→ What is “</text:span>click-house”? <text:span text:style-name="T84">How to work with “click-house”?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12T01:18:46.869107578</dc:date>
    <meta:editing-duration>PT9H8M29S</meta:editing-duration>
    <meta:editing-cycles>148</meta:editing-cycles>
    <meta:generator>LibreOffice/6.0.7.3$Linux_X86_64 LibreOffice_project/00m0$Build-3</meta:generator>
    <meta:document-statistic meta:table-count="0" meta:image-count="0" meta:object-count="0" meta:page-count="3" meta:paragraph-count="152" meta:word-count="705" meta:character-count="4391" meta:non-whitespace-character-count="3788"/>
  </office:meta>
</office:document-meta>
</file>